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d1d5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7d1d5"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7b3ca" fo:border="0.06pt solid #000000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ortero1</text:p>
          </table:table-cell>
          <table:table-cell office:value-type="string" calcext:value-type="string">
            <text:p>Porcentaje (%)</text:p>
          </table:table-cell>
          <table:table-cell office:value-type="string" calcext:value-type="string">
            <text:p>mortero2</text:p>
          </table:table-cell>
          <table:table-cell office:value-type="string" calcext:value-type="string">
            <text:p>porcentaje(%)</text:p>
          </table:table-cell>
          <table:table-cell office:value-type="string" calcext:value-type="string">
            <text:p>mortero3</text:p>
          </table:table-cell>
          <table:table-cell office:value-type="string" calcext:value-type="string">
            <text:p>porcentaje(%)</text:p>
          </table:table-cell>
          <table:table-cell office:value-type="string" calcext:value-type="string">
            <text:p>mortero4</text:p>
          </table:table-cell>
          <table:table-cell office:value-type="string" calcext:value-type="string">
            <text:p>porcentaje(%)</text:p>
          </table:table-cell>
          <table:table-cell office:value-type="string" calcext:value-type="string">
            <text:p>mortero5</text:p>
          </table:table-cell>
          <table:table-cell office:value-type="string" calcext:value-type="string">
            <text:p>porcentaje(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ena (g)</text:p>
          </table:table-cell>
          <table:table-cell office:value-type="float" office:value="300" calcext:value-type="float">
            <text:p>300</text:p>
          </table:table-cell>
          <table:table-cell table:formula="of:=([.B3]*[.C6])/[.B6]" office:value-type="float" office:value="36.5853658536585" calcext:value-type="float">
            <text:p>36,5853658536585</text:p>
          </table:table-cell>
          <table:table-cell office:value-type="float" office:value="450" calcext:value-type="float">
            <text:p>450</text:p>
          </table:table-cell>
          <table:table-cell table:formula="of:=([.D3]*[.E6])/[.D6]" office:value-type="float" office:value="63.3802816901409" calcext:value-type="float">
            <text:p>63,3802816901409</text:p>
          </table:table-cell>
          <table:table-cell office:value-type="float" office:value="500" calcext:value-type="float">
            <text:p>500</text:p>
          </table:table-cell>
          <table:table-cell table:formula="of:=[.F3]*[.G6]/[.F6]" office:value-type="float" office:value="70.4225352112676" calcext:value-type="float">
            <text:p>70,4225352112676</text:p>
          </table:table-cell>
          <table:table-cell office:value-type="float" office:value="700" calcext:value-type="float">
            <text:p>700</text:p>
          </table:table-cell>
          <table:table-cell table:formula="of:=[.H3]*[.I6]/[.H6]" office:value-type="float" office:value="76.9230769230769" calcext:value-type="float">
            <text:p>76,9230769230769</text:p>
          </table:table-cell>
          <table:table-cell office:value-type="float" office:value="0" calcext:value-type="float">
            <text:p>0</text:p>
          </table:table-cell>
          <table:table-cell table:formula="of:=[.J3]*[.K6]/[.J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mento (g)</text:p>
          </table:table-cell>
          <table:table-cell office:value-type="float" office:value="320" calcext:value-type="float">
            <text:p>320</text:p>
          </table:table-cell>
          <table:table-cell table:formula="of:=([.B4]*[.C6])/[.B6]" office:value-type="float" office:value="39.0243902439024" calcext:value-type="float">
            <text:p>39,0243902439024</text:p>
          </table:table-cell>
          <table:table-cell office:value-type="float" office:value="160" calcext:value-type="float">
            <text:p>160</text:p>
          </table:table-cell>
          <table:table-cell table:formula="of:=[.D4]*[.E6]/[.D6]" office:value-type="float" office:value="22.5352112676056" calcext:value-type="float">
            <text:p>22,5352112676056</text:p>
          </table:table-cell>
          <table:table-cell office:value-type="float" office:value="110" calcext:value-type="float">
            <text:p>110</text:p>
          </table:table-cell>
          <table:table-cell table:formula="of:=([.F4]*[.G6])/[.F6]" office:value-type="float" office:value="15.4929577464789" calcext:value-type="float">
            <text:p>15,4929577464789</text:p>
          </table:table-cell>
          <table:table-cell office:value-type="float" office:value="100" calcext:value-type="float">
            <text:p>100</text:p>
          </table:table-cell>
          <table:table-cell table:formula="of:=[.H4]*[.I6]/[.H6]" office:value-type="float" office:value="10.989010989011" calcext:value-type="float">
            <text:p>10,989010989011</text:p>
          </table:table-cell>
          <table:table-cell office:value-type="float" office:value="600" calcext:value-type="float">
            <text:p>600</text:p>
          </table:table-cell>
          <table:table-cell table:formula="of:=[.J4]*[.K6]/[.J6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ua (g)</text:p>
          </table:table-cell>
          <table:table-cell office:value-type="float" office:value="200" calcext:value-type="float">
            <text:p>200</text:p>
          </table:table-cell>
          <table:table-cell table:formula="of:=([.B5]*[.C6])/[.B6]" office:value-type="float" office:value="24.390243902439" calcext:value-type="float">
            <text:p>24,390243902439</text:p>
          </table:table-cell>
          <table:table-cell office:value-type="float" office:value="100" calcext:value-type="float">
            <text:p>100</text:p>
          </table:table-cell>
          <table:table-cell table:formula="of:=[.D5]*[.E6]/[.D6]" office:value-type="float" office:value="14.0845070422535" calcext:value-type="float">
            <text:p>14,0845070422535</text:p>
          </table:table-cell>
          <table:table-cell office:value-type="float" office:value="100" calcext:value-type="float">
            <text:p>100</text:p>
          </table:table-cell>
          <table:table-cell table:formula="of:=[.F5]*[.G6]/[.F6]" office:value-type="float" office:value="14.0845070422535" calcext:value-type="float">
            <text:p>14,0845070422535</text:p>
          </table:table-cell>
          <table:table-cell office:value-type="float" office:value="110" calcext:value-type="float">
            <text:p>110</text:p>
          </table:table-cell>
          <table:table-cell table:formula="of:=[.H5]*[.I6]/[.H6]" office:value-type="float" office:value="12.0879120879121" calcext:value-type="float">
            <text:p>12,0879120879121</text:p>
          </table:table-cell>
          <table:table-cell office:value-type="float" office:value="200" calcext:value-type="float">
            <text:p>200</text:p>
          </table:table-cell>
          <table:table-cell table:formula="of:=[.J5]*[.K6]/[.J6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a total</text:p>
          </table:table-cell>
          <table:table-cell table:formula="of:=[.B3]+[.B4]+[.B5]"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 table:formula="of:=[.D3]+[.D4]+[.D5]" office:value-type="float" office:value="710" calcext:value-type="float">
            <text:p>710</text:p>
          </table:table-cell>
          <table:table-cell office:value-type="float" office:value="100" calcext:value-type="float">
            <text:p>100</text:p>
          </table:table-cell>
          <table:table-cell table:formula="of:=[.F3]+[.F4]+[.F5]" office:value-type="float" office:value="710" calcext:value-type="float">
            <text:p>710</text:p>
          </table:table-cell>
          <table:table-cell office:value-type="float" office:value="100" calcext:value-type="float">
            <text:p>100</text:p>
          </table:table-cell>
          <table:table-cell table:formula="of:=[.H3]+[.H4]+[.H5]" office:value-type="float" office:value="910" calcext:value-type="float">
            <text:p>910</text:p>
          </table:table-cell>
          <table:table-cell office:value-type="float" office:value="100" calcext:value-type="float">
            <text:p>100</text:p>
          </table:table-cell>
          <table:table-cell table:formula="of:=[.J3]+[.J4]+[.J5]"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 table:number-columns-spanned="2" table:number-rows-spanned="1">
            <text:p>composición del cemento(%)</text:p>
          </table:table-cell>
          <table:covered-table-cell/>
          <table:table-cell office:value-type="string" calcext:value-type="string">
            <text:p>Mortero 1 cemento</text:p>
          </table:table-cell>
          <table:table-cell office:value-type="string" calcext:value-type="string">
            <text:p>Mortero 2 cemento</text:p>
          </table:table-cell>
          <table:table-cell office:value-type="string" calcext:value-type="string">
            <text:p>Mortero 3 cemento</text:p>
          </table:table-cell>
          <table:table-cell office:value-type="string" calcext:value-type="string">
            <text:p>Mortero 4 cemento</text:p>
          </table:table-cell>
          <table:table-cell office:value-type="string" calcext:value-type="string">
            <text:p>Mortero 5 cemento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O</text:p>
          </table:table-cell>
          <table:table-cell office:value-type="float" office:value="5.19464" calcext:value-type="float">
            <text:p>5,19464</text:p>
          </table:table-cell>
          <table:table-cell table:formula="of:=[.B11]*[.C4]/[.D22]" office:value-type="float" office:value="23.2036914963744" calcext:value-type="float">
            <text:p>23,2036914963744</text:p>
          </table:table-cell>
          <table:table-cell table:formula="of:=[.B11]*[.E4]/[.D22]" office:value-type="float" office:value="13.3993148077655" calcext:value-type="float">
            <text:p>13,3993148077655</text:p>
          </table:table-cell>
          <table:table-cell table:formula="of:=[.G4]*[.B11]/[.D22]" office:value-type="float" office:value="9.21202893033879" calcext:value-type="float">
            <text:p>9,21202893033879</text:p>
          </table:table-cell>
          <table:table-cell table:formula="of:=[.B11]*[.I4]/[.D22]" office:value-type="float" office:value="6.53400653400653" calcext:value-type="float">
            <text:p>6,53400653400653</text:p>
          </table:table-cell>
          <table:table-cell table:formula="of:=[.B11]*[.K4]/[.D22]" office:value-type="float" office:value="44.5945945945946" calcext:value-type="float">
            <text:p>44,5945945945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2O3</text:p>
          </table:table-cell>
          <table:table-cell office:value-type="float" office:value="1.1806" calcext:value-type="float">
            <text:p>1,1806</text:p>
          </table:table-cell>
          <table:table-cell table:formula="of:=[.B12]*[.C4]/[.D22]" office:value-type="float" office:value="5.27356624917601" calcext:value-type="float">
            <text:p>5,27356624917601</text:p>
          </table:table-cell>
          <table:table-cell table:formula="of:=[.B12]*[.E4]/[.D22]" office:value-type="float" office:value="3.04529881994671" calcext:value-type="float">
            <text:p>3,04529881994671</text:p>
          </table:table-cell>
          <table:table-cell table:formula="of:=[.B12]*[.G4]/[.D22]" office:value-type="float" office:value="2.09364293871336" calcext:value-type="float">
            <text:p>2,09364293871336</text:p>
          </table:table-cell>
          <table:table-cell table:formula="of:=[.B12]*[.I4]/[.D22]" office:value-type="float" office:value="1.48500148500149" calcext:value-type="float">
            <text:p>1,48500148500149</text:p>
          </table:table-cell>
          <table:table-cell table:formula="of:=[.B12]*[.K4]/[.D22]" office:value-type="float" office:value="10.1351351351351" calcext:value-type="float">
            <text:p>10,1351351351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2O3</text:p>
          </table:table-cell>
          <table:table-cell office:value-type="float" office:value="0.70836" calcext:value-type="float">
            <text:p>0,70836</text:p>
          </table:table-cell>
          <table:table-cell table:formula="of:=[.B13]*[.C4]/[.D22]" office:value-type="float" office:value="3.1641397495056" calcext:value-type="float">
            <text:p>3,1641397495056</text:p>
          </table:table-cell>
          <table:table-cell table:formula="of:=[.B13]*[.E4]/[.D22]" office:value-type="float" office:value="1.82717929196802" calcext:value-type="float">
            <text:p>1,82717929196802</text:p>
          </table:table-cell>
          <table:table-cell table:formula="of:=[.B13]*[.G4]/[.D22]" office:value-type="float" office:value="1.25618576322802" calcext:value-type="float">
            <text:p>1,25618576322802</text:p>
          </table:table-cell>
          <table:table-cell table:formula="of:=[.I4]*[.B13]/[.D22]" office:value-type="float" office:value="0.891000891000891" calcext:value-type="float">
            <text:p>0,891000891000891</text:p>
          </table:table-cell>
          <table:table-cell table:formula="of:=[.B13]*[.K4]/[.D22]" office:value-type="float" office:value="6.08108108108108" calcext:value-type="float">
            <text:p>6,08108108108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O</text:p>
          </table:table-cell>
          <table:table-cell office:value-type="float" office:value="0.70836" calcext:value-type="float">
            <text:p>0,70836</text:p>
          </table:table-cell>
          <table:table-cell table:formula="of:=[.B14]*[.C4]/[.D22]" office:value-type="float" office:value="3.1641397495056" calcext:value-type="float">
            <text:p>3,1641397495056</text:p>
          </table:table-cell>
          <table:table-cell table:formula="of:=[.B14]*[.E4]/[.D22]" office:value-type="float" office:value="1.82717929196802" calcext:value-type="float">
            <text:p>1,82717929196802</text:p>
          </table:table-cell>
          <table:table-cell table:formula="of:=[.B14]*[.G4]/[.D22]" office:value-type="float" office:value="1.25618576322802" calcext:value-type="float">
            <text:p>1,25618576322802</text:p>
          </table:table-cell>
          <table:table-cell table:formula="of:=[.B14]*[.I4]/[.D22]" office:value-type="float" office:value="0.891000891000891" calcext:value-type="float">
            <text:p>0,891000891000891</text:p>
          </table:table-cell>
          <table:table-cell table:formula="of:=[.B14]*[.K4]/[.D22]" office:value-type="float" office:value="6.08108108108108" calcext:value-type="float">
            <text:p>6,08108108108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3</text:p>
          </table:table-cell>
          <table:table-cell office:value-type="float" office:value="0.70836" calcext:value-type="float">
            <text:p>0,70836</text:p>
          </table:table-cell>
          <table:table-cell table:formula="of:=[.B15]*[.C4]/[.D22]" office:value-type="float" office:value="3.1641397495056" calcext:value-type="float">
            <text:p>3,1641397495056</text:p>
          </table:table-cell>
          <table:table-cell table:formula="of:=[.B15]*[.E4]/[.D22]" office:value-type="float" office:value="1.82717929196802" calcext:value-type="float">
            <text:p>1,82717929196802</text:p>
          </table:table-cell>
          <table:table-cell table:formula="of:=[.B15]*[.G4]/[.D22]" office:value-type="float" office:value="1.25618576322802" calcext:value-type="float">
            <text:p>1,25618576322802</text:p>
          </table:table-cell>
          <table:table-cell table:formula="of:=[.B15]*[.I4]/[.D22]" office:value-type="float" office:value="0.891000891000891" calcext:value-type="float">
            <text:p>0,891000891000891</text:p>
          </table:table-cell>
          <table:table-cell table:formula="of:=[.B15]*[.K4]/[.D22]" office:value-type="float" office:value="6.08108108108108" calcext:value-type="float">
            <text:p>6,08108108108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2O</text:p>
          </table:table-cell>
          <table:table-cell office:value-type="float" office:value="0.16528" calcext:value-type="float">
            <text:p>0,16528</text:p>
          </table:table-cell>
          <table:table-cell table:formula="of:=[.B16]*[.C4]/[.D22]" office:value-type="float" office:value="0.738281407474005" calcext:value-type="float">
            <text:p>0,738281407474005</text:p>
          </table:table-cell>
          <table:table-cell table:formula="of:=[.B16]*[.E4]/[.D22]" office:value-type="float" office:value="0.426331516992031" calcext:value-type="float">
            <text:p>0,426331516992031</text:p>
          </table:table-cell>
          <table:table-cell table:formula="of:=[.B16]*[.G4]/[.D22]" office:value-type="float" office:value="0.293102917932021" calcext:value-type="float">
            <text:p>0,293102917932021</text:p>
          </table:table-cell>
          <table:table-cell table:formula="of:=[.B16]*[.I4]/[.D22]" office:value-type="float" office:value="0.20789517655518" calcext:value-type="float">
            <text:p>0,20789517655518</text:p>
          </table:table-cell>
          <table:table-cell table:formula="of:=[.B16]*[.K4]/[.D22]" office:value-type="float" office:value="1.4188845799891" calcext:value-type="float">
            <text:p>1,41888457998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2O</text:p>
          </table:table-cell>
          <table:table-cell office:value-type="float" office:value="0.07084" calcext:value-type="float">
            <text:p>0,07084</text:p>
          </table:table-cell>
          <table:table-cell table:formula="of:=[.B17]*[.C4]/[.D22]" office:value-type="float" office:value="0.316431842361196" calcext:value-type="float">
            <text:p>0,316431842361196</text:p>
          </table:table-cell>
          <table:table-cell table:formula="of:=[.B17]*[.E4]/[.D22]" office:value-type="float" office:value="0.18272824699731" calcext:value-type="float">
            <text:p>0,18272824699731</text:p>
          </table:table-cell>
          <table:table-cell table:formula="of:=[.B17]*[.G4]/[.D22]" office:value-type="float" office:value="0.125625669810651" calcext:value-type="float">
            <text:p>0,125625669810651</text:p>
          </table:table-cell>
          <table:table-cell table:formula="of:=[.B17]*[.I4]/[.D22]" office:value-type="float" office:value="0.0891051204451171" calcext:value-type="float">
            <text:p>0,089105120445117</text:p>
          </table:table-cell>
          <table:table-cell table:formula="of:=[.B17]*[.K4]/[.D22]" office:value-type="float" office:value="0.608142447037924" calcext:value-type="float">
            <text:p>0,608142447037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mento total</text:p>
          </table:table-cell>
          <table:table-cell table:formula="of:=SUM([.B11:.B17])" office:value-type="float" office:value="8.73644" calcext:value-type="float">
            <text:p>8,73644</text:p>
          </table:table-cell>
          <table:table-cell table:formula="of:=SUM([.C11:.C17])" office:value-type="float" office:value="39.0243902439024" calcext:value-type="float">
            <text:p>39,0243902439024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rena total</text:p>
          </table:table-cell>
          <table:table-cell office:value-type="float" office:value="79.80856" calcext:value-type="float">
            <text:p>79,808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emento total</text:p>
          </table:table-cell>
          <table:table-cell table:formula="of:=[.B11]+[.B12]+[.B13]+[.B14]+[.B15]+[.B16]+[.B17]" office:value-type="float" office:value="8.73644" calcext:value-type="float">
            <text:p>8,7364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gua</text:p>
          </table:table-cell>
          <table:table-cell office:value-type="float" office:value="11.455" calcext:value-type="float">
            <text:p>11,455</text:p>
          </table:table-cell>
          <table:table-cell/>
          <table:table-cell table:style-name="ce3" table:number-columns-repeated="4"/>
          <table:table-cell table:number-columns-repeated="6"/>
        </table:table-row>
        <table:table-row table:style-name="ro1">
          <table:table-cell table:number-columns-repeated="5"/>
          <table:table-cell table:style-name="ce3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dimensiones mortero 1</text:p>
          </table:table-cell>
          <table:covered-table-cell table:style-name="ce2"/>
          <table:table-cell table:style-name="ce2" table:number-columns-repeated="2"/>
          <table:table-cell/>
          <table:table-cell table:style-name="ce4" office:value-type="string" calcext:value-type="string" table:number-columns-spanned="2" table:number-rows-spanned="1">
            <text:p>dimensiones mortero 2</text:p>
          </table:table-cell>
          <table:covered-table-cell table:style-name="ce5"/>
          <table:table-cell table:style-name="ce5" table:number-columns-repeated="2"/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/>
          <table:table-cell table:style-name="ce5" office:value-type="float" office:value="21" calcext:value-type="float">
            <text:p>21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asa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2" table:formula="of:=(8.86+9.03+9.16+8.71)/4" office:value-type="float" office:value="8.94" calcext:value-type="float">
            <text:p>8,94</text:p>
          </table:table-cell>
          <table:table-cell table:style-name="ce2" table:formula="of:=(96.47+96.47)/2" office:value-type="float" office:value="96.47" calcext:value-type="float">
            <text:p>96,47</text:p>
          </table:table-cell>
          <table:table-cell table:style-name="ce2" table:formula="of:=(96.66+97.45)/2" office:value-type="float" office:value="97.055" calcext:value-type="float">
            <text:p>97,055</text:p>
          </table:table-cell>
          <table:table-cell table:style-name="ce2" office:value-type="float" office:value="136.28" calcext:value-type="float">
            <text:p>136,28</text:p>
          </table:table-cell>
          <table:table-cell/>
          <table:table-cell table:style-name="ce5" table:formula="of:=(7.57+9.57+9.74+8.51)/4" office:value-type="float" office:value="8.8475" calcext:value-type="float">
            <text:p>8,8475</text:p>
          </table:table-cell>
          <table:table-cell table:style-name="ce5" table:formula="of:=(95.18+95.23)/2" office:value-type="float" office:value="95.205" calcext:value-type="float">
            <text:p>95,205</text:p>
          </table:table-cell>
          <table:table-cell table:style-name="ce5" table:formula="of:=(97.6+97.06)/2" office:value-type="float" office:value="97.33" calcext:value-type="float">
            <text:p>97,33</text:p>
          </table:table-cell>
          <table:table-cell table:style-name="ce5" office:value-type="float" office:value="149.35" calcext:value-type="float">
            <text:p>149,35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5" office:value-type="float" office:value="22" calcext:value-type="float">
            <text:p>22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asa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H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2" table:formula="of:=(8.58+9.65+9.59+9.37)/4" office:value-type="float" office:value="9.2975" calcext:value-type="float">
            <text:p>9,2975</text:p>
          </table:table-cell>
          <table:table-cell table:style-name="ce2" table:formula="of:=(96.36+96.81)/2" office:value-type="float" office:value="96.585" calcext:value-type="float">
            <text:p>96,585</text:p>
          </table:table-cell>
          <table:table-cell table:style-name="ce2" table:formula="of:=(96.84+97.14)/2" office:value-type="float" office:value="96.99" calcext:value-type="float">
            <text:p>96,99</text:p>
          </table:table-cell>
          <table:table-cell table:style-name="ce2" office:value-type="float" office:value="142.01" calcext:value-type="float">
            <text:p>142,01</text:p>
          </table:table-cell>
          <table:table-cell/>
          <table:table-cell table:style-name="ce5" table:formula="of:=(9.55+9.09+9.91+9.75)/4" office:value-type="float" office:value="9.575" calcext:value-type="float">
            <text:p>9,575</text:p>
          </table:table-cell>
          <table:table-cell table:style-name="ce5" table:formula="of:=(95.64+96.24)/2" office:value-type="float" office:value="95.94" calcext:value-type="float">
            <text:p>95,94</text:p>
          </table:table-cell>
          <table:table-cell table:style-name="ce5" table:formula="of:=(97.42+97.53)/2" office:value-type="float" office:value="97.475" calcext:value-type="float">
            <text:p>97,475</text:p>
          </table:table-cell>
          <table:table-cell table:style-name="ce5" office:value-type="float" office:value="157.36" calcext:value-type="float">
            <text:p>157,36</text:p>
          </table:table-cell>
          <table:table-cell table:number-columns-repeated="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/>
          <table:table-cell table:style-name="ce5" office:value-type="float" office:value="23" calcext:value-type="float">
            <text:p>23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asa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H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2" table:formula="of:=(8+9.67+10.67+10.18)/4" office:value-type="float" office:value="9.63" calcext:value-type="float">
            <text:p>9,63</text:p>
          </table:table-cell>
          <table:table-cell table:style-name="ce2" table:formula="of:=(95.79+95.46)/2" office:value-type="float" office:value="95.625" calcext:value-type="float">
            <text:p>95,625</text:p>
          </table:table-cell>
          <table:table-cell table:style-name="ce2" table:formula="of:=(97.26+95.72)/2" office:value-type="float" office:value="96.49" calcext:value-type="float">
            <text:p>96,49</text:p>
          </table:table-cell>
          <table:table-cell table:style-name="ce2" office:value-type="float" office:value="145.92" calcext:value-type="float">
            <text:p>145,92</text:p>
          </table:table-cell>
          <table:table-cell/>
          <table:table-cell table:style-name="ce5" table:formula="of:=(9.23+9.95+9.56+9.269)/4" office:value-type="float" office:value="9.50225" calcext:value-type="float">
            <text:p>9,50225</text:p>
          </table:table-cell>
          <table:table-cell table:style-name="ce5" table:formula="of:=(96.15+94.93)/2" office:value-type="float" office:value="95.54" calcext:value-type="float">
            <text:p>95,54</text:p>
          </table:table-cell>
          <table:table-cell table:style-name="ce5" table:formula="of:=(97.42+97.22)/2" office:value-type="float" office:value="97.32" calcext:value-type="float">
            <text:p>97,32</text:p>
          </table:table-cell>
          <table:table-cell table:style-name="ce5" office:value-type="float" office:value="151.53" calcext:value-type="float">
            <text:p>151,53</text:p>
          </table:table-cell>
          <table:table-cell table:number-columns-repeated="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/>
          <table:table-cell table:style-name="ce5" office:value-type="float" office:value="24" calcext:value-type="float">
            <text:p>24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asa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H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2" table:formula="of:=(9.34+8.96+10.16+8.63)/4" office:value-type="float" office:value="9.2725" calcext:value-type="float">
            <text:p>9,2725</text:p>
          </table:table-cell>
          <table:table-cell table:style-name="ce2" table:formula="of:=(95.81+95.85)/2" office:value-type="float" office:value="95.83" calcext:value-type="float">
            <text:p>95,83</text:p>
          </table:table-cell>
          <table:table-cell table:style-name="ce2" table:formula="of:=(97.36+97.04)/2" office:value-type="float" office:value="97.2" calcext:value-type="float">
            <text:p>97,2</text:p>
          </table:table-cell>
          <table:table-cell table:style-name="ce2" office:value-type="float" office:value="138.57" calcext:value-type="float">
            <text:p>138,57</text:p>
          </table:table-cell>
          <table:table-cell/>
          <table:table-cell table:style-name="ce5" table:formula="of:=(8.71+9.49+9.21+6.9)/4" office:value-type="float" office:value="8.5775" calcext:value-type="float">
            <text:p>8,5775</text:p>
          </table:table-cell>
          <table:table-cell table:style-name="ce5" table:formula="of:=(95.77+95.28)/2" office:value-type="float" office:value="95.525" calcext:value-type="float">
            <text:p>95,525</text:p>
          </table:table-cell>
          <table:table-cell table:style-name="ce5" table:formula="of:=(97.57+97.94)/2" office:value-type="float" office:value="97.755" calcext:value-type="float">
            <text:p>97,755</text:p>
          </table:table-cell>
          <table:table-cell table:style-name="ce5" office:value-type="float" office:value="136.97" calcext:value-type="float">
            <text:p>136,97</text:p>
          </table:table-cell>
          <table:table-cell table:number-columns-repeated="6"/>
        </table:table-row>
        <table:table-row table:style-name="ro1" table:number-rows-repeated="2">
          <table:table-cell table:style-name="ce2" table:number-columns-repeated="4"/>
          <table:table-cell/>
          <table:table-cell table:style-name="ce5"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>
            <text:p>D promedio</text:p>
          </table:table-cell>
          <table:table-cell table:style-name="ce2" office:value-type="string" calcext:value-type="string">
            <text:p>W promedio</text:p>
          </table:table-cell>
          <table:table-cell table:style-name="ce2" office:value-type="string" calcext:value-type="string">
            <text:p>H promedio</text:p>
          </table:table-cell>
          <table:table-cell table:style-name="ce2" office:value-type="string" calcext:value-type="string">
            <text:p>masa promedio</text:p>
          </table:table-cell>
          <table:table-cell/>
          <table:table-cell table:style-name="ce5" office:value-type="string" calcext:value-type="string">
            <text:p>D promedio</text:p>
          </table:table-cell>
          <table:table-cell table:style-name="ce5" office:value-type="string" calcext:value-type="string">
            <text:p>W promedio</text:p>
          </table:table-cell>
          <table:table-cell table:style-name="ce5" office:value-type="string" calcext:value-type="string">
            <text:p>H promedio</text:p>
          </table:table-cell>
          <table:table-cell table:style-name="ce5" office:value-type="string" calcext:value-type="string">
            <text:p>masa promedio</text:p>
          </table:table-cell>
          <table:table-cell table:number-columns-repeated="6"/>
        </table:table-row>
        <table:table-row table:style-name="ro1">
          <table:table-cell table:style-name="ce2" table:formula="of:=([.A28]+[.A31]+[.A34]+[.A37])/4" office:value-type="float" office:value="9.285" calcext:value-type="float">
            <text:p>9,285</text:p>
          </table:table-cell>
          <table:table-cell table:style-name="ce2" table:formula="of:=([.B28]+[.B31]+[.B34]+[.B37])/4" office:value-type="float" office:value="96.1275" calcext:value-type="float">
            <text:p>96,1275</text:p>
          </table:table-cell>
          <table:table-cell table:style-name="ce2" table:formula="of:=([.C28]+[.C31]+[.C34]+[.C37])/4" office:value-type="float" office:value="96.93375" calcext:value-type="float">
            <text:p>96,93375</text:p>
          </table:table-cell>
          <table:table-cell table:style-name="ce2" table:formula="of:=([.D28]+[.D31]+[.D34]+[.D37])/4" office:value-type="float" office:value="140.695" calcext:value-type="float">
            <text:p>140,695</text:p>
          </table:table-cell>
          <table:table-cell/>
          <table:table-cell table:style-name="ce5" table:formula="of:=([.F28]+[.F31]+[.F34]+[.F37])/4" office:value-type="float" office:value="9.1255625" calcext:value-type="float">
            <text:p>9,1255625</text:p>
          </table:table-cell>
          <table:table-cell table:style-name="ce5" table:formula="of:=([.G28]+[.G31]+[.G34]+[.G37])/4" office:value-type="float" office:value="95.5525" calcext:value-type="float">
            <text:p>95,5525</text:p>
          </table:table-cell>
          <table:table-cell table:style-name="ce5" table:formula="of:=([.H28]+[.H31]+[.H34]+[.H37])/4" office:value-type="float" office:value="97.47" calcext:value-type="float">
            <text:p>97,47</text:p>
          </table:table-cell>
          <table:table-cell table:style-name="ce5" table:formula="of:=([.I28]+[.I31]+[.I34]+[.I37])/4" office:value-type="float" office:value="148.8025" calcext:value-type="float">
            <text:p>148,8025</text:p>
          </table:table-cell>
          <table:table-cell table:number-columns-repeated="6"/>
        </table:table-row>
        <table:table-row table:style-name="ro1">
          <table:table-cell table:style-name="ce2" table:formula="of:=[.A41]/10" office:value-type="float" office:value="0.9285" calcext:value-type="float">
            <text:p>0,9285</text:p>
          </table:table-cell>
          <table:table-cell table:style-name="ce2" table:formula="of:=[.B41]/10" office:value-type="float" office:value="9.61275" calcext:value-type="float">
            <text:p>9,61275</text:p>
          </table:table-cell>
          <table:table-cell table:style-name="ce2" table:formula="of:=[.C41]/10" office:value-type="float" office:value="9.693375" calcext:value-type="float">
            <text:p>9,693375</text:p>
          </table:table-cell>
          <table:table-cell table:style-name="ce2"/>
          <table:table-cell/>
          <table:table-cell table:style-name="ce5" table:formula="of:=[.F41]/10" office:value-type="float" office:value="0.91255625" calcext:value-type="float">
            <text:p>0,91255625</text:p>
          </table:table-cell>
          <table:table-cell table:style-name="ce5" table:formula="of:=[.G41]/10" office:value-type="float" office:value="9.55525" calcext:value-type="float">
            <text:p>9,55525</text:p>
          </table:table-cell>
          <table:table-cell table:style-name="ce5" table:formula="of:=[.H41]/10" office:value-type="float" office:value="9.747" calcext:value-type="float">
            <text:p>9,747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densidad</text:p>
          </table:table-cell>
          <table:table-cell table:style-name="ce2" table:number-columns-repeated="3"/>
          <table:table-cell/>
          <table:table-cell table:style-name="ce5" office:value-type="string" calcext:value-type="string">
            <text:p>densidad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table:style-name="ce2" table:formula="of:=[.D41]/([.A42]*[.B42]*[.C42])" office:value-type="float" office:value="1.6262005130876" calcext:value-type="float">
            <text:p>1,6262005130876</text:p>
          </table:table-cell>
          <table:table-cell table:style-name="ce2" table:number-columns-repeated="3"/>
          <table:table-cell/>
          <table:table-cell table:style-name="ce5" table:formula="of:=[.I41]/([.F42]*[.G42]*[.H42])" office:value-type="float" office:value="1.75080413464407" calcext:value-type="float">
            <text:p>1,75080413464407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ce6" table:number-columns-repeated="4"/>
          <table:table-cell table:number-columns-repeated="6"/>
        </table:table-row>
        <table:table-row table:style-name="ro1" table:number-rows-repeated="16">
          <table:table-cell table:number-columns-repeated="5"/>
          <table:table-cell table:style-name="ce3" table:number-columns-repeated="4"/>
          <table:table-cell table:number-columns-repeated="6"/>
        </table:table-row>
        <table:table-row table:style-name="ro1">
          <table:table-cell table:number-columns-repeated="5"/>
          <table:table-cell table:style-name="ce3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22:06:30.9690854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7:25:56.038389470</meta:creation-date>
    <dc:date>2020-10-03T23:13:38.923634488</dc:date>
    <meta:editing-duration>PT1H10M54S</meta:editing-duration>
    <meta:editing-cycles>4</meta:editing-cycles>
    <meta:generator>LibreOffice/6.4.5.2$Linux_X86_64 LibreOffice_project/40$Build-2</meta:generator>
    <meta:document-statistic meta:table-count="1" meta:cell-count="215" meta:object-count="0"/>
  </office:meta>
</office:document-meta>
</file>